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70e" officeooo:paragraph-rsid="001be70e"/>
    </style:style>
    <style:style style:name="P2" style:family="paragraph" style:parent-style-name="Standard">
      <style:text-properties fo:font-weight="bold" officeooo:rsid="001be70e" officeooo:paragraph-rsid="001be70e" style:font-weight-asian="bold" style:font-weight-complex="bold"/>
    </style:style>
    <style:style style:name="P3" style:family="paragraph" style:parent-style-name="Standard">
      <style:text-properties officeooo:rsid="001c064f" officeooo:paragraph-rsid="001c064f"/>
    </style:style>
    <style:style style:name="P4" style:family="paragraph" style:parent-style-name="Standard">
      <style:text-properties fo:font-style="italic" fo:font-weight="normal" officeooo:rsid="001c064f" officeooo:paragraph-rsid="001c064f" style:font-style-asian="italic" style:font-weight-asian="normal" style:font-style-complex="italic" style:font-weight-complex="normal"/>
    </style:style>
    <style:style style:name="T1" style:family="text">
      <style:text-properties officeooo:rsid="001c06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adme draft</text:p>
      <text:p text:style-name="P2"/>
      <text:p text:style-name="P2">App description</text:p>
      <text:p text:style-name="P1"/>
      <text:p text:style-name="P1">Gtracker is a basic terminal app with the purose o helping users set and keep track certain goals. The program allows you to input three goals, view and track how many times you have completed them throughout the week. </text:p>
      <text:p text:style-name="P1"/>
      <text:p text:style-name="P2">Instructions for use</text:p>
      <text:p text:style-name="P1"><text:span text:style-name="T1">U</text:span>pon <text:span text:style-name="T1">running</text:span>, the user is prompted:</text:p>
      <text:p text:style-name="P1"/>
      <text:p text:style-name="P1">“Hi there! Welcome to Gtracker”</text:p>
      <text:p text:style-name="P1">&gt;&gt; User to input name</text:p>
      <text:p text:style-name="P1"/>
      <text:p text:style-name="P1">“Welcome Georgie</text:p>
      <text:p text:style-name="P1"><text:s/>Would you like to view or set your goals?”</text:p>
      <text:p text:style-name="P1"/>
      <text:p text:style-name="P1">&gt;&gt;View</text:p>
      <text:p text:style-name="P1">“Here are your goals:”</text:p>
      <text:p text:style-name="P1"/>
      <text:p text:style-name="P1">&gt;&gt;Set</text:p>
      <text:p text:style-name="P1">“Please chose three goals, when you’re done press enter”</text:p>
      <text:p text:style-name="P1">&gt;&gt;1</text:p>
      <text:p text:style-name="P1">&gt;&gt;2</text:p>
      <text:p text:style-name="P1">&gt;&gt;3</text:p>
      <text:p text:style-name="P1"/>
      <text:p text:style-name="P1">“All set!”</text:p>
      <text:p text:style-name="P1">“Would you like to view your goals? Y/N”</text:p>
      <text:p text:style-name="P1"/>
      <text:p text:style-name="P1">&gt;&gt;Y</text:p>
      <text:p text:style-name="P1"/>
      <text:p text:style-name="P1">“Here are your goals”</text:p>
      <text:p text:style-name="P1"/>
      <text:p text:style-name="P1">&gt;&gt;N</text:p>
      <text:p text:style-name="P1"/>
      <text:p text:style-name="P1">“<text:span text:style-name="T1">Have you completed any of your goals today?”</text:span></text:p>
      <text:p text:style-name="P3">&gt;&gt; Y</text:p>
      <text:p text:style-name="P3">“Which of your goals have you completed? Please select 1, 2 or 3”</text:p>
      <text:p text:style-name="P3">&gt;&gt; 1</text:p>
      <text:p text:style-name="P3">&gt;&gt;2</text:p>
      <text:p text:style-name="P3">&gt;&gt;3</text:p>
      <text:p text:style-name="P3"><text:s/>“Well done”</text:p>
      <text:p text:style-name="P3"/>
      <text:p text:style-name="P3">&gt;&gt;N</text:p>
      <text:p text:style-name="P1"/>
      <text:p text:style-name="P1">“It does not matter how slowly you go as long as you do not stop – confucius”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6:26:12.151991863</meta:creation-date>
    <dc:date>2019-03-05T16:46:03.053623642</dc:date>
    <meta:editing-duration>PT6M40S</meta:editing-duration>
    <meta:editing-cycles>1</meta:editing-cycles>
    <meta:document-statistic meta:table-count="0" meta:image-count="0" meta:object-count="0" meta:page-count="1" meta:paragraph-count="30" meta:word-count="153" meta:character-count="803" meta:non-whitespace-character-count="676"/>
    <meta:generator>LibreOffice/6.0.7.3$Linux_X86_64 LibreOffice_project/00m0$Build-3</meta:generator>
  </office:meta>
</office:document-meta>
</file>